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9cm" fo:min-width="1.72cm"/>
    </style:style>
    <style:style style:name="gr2" style:family="graphic" style:parent-style-name="standard">
      <style:graphic-properties draw:stroke="none" svg:stroke-color="#000000" draw:fill="none" draw:fill-color="#ffffff" fo:min-height="0.737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89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IBM Plex Sans" fo:font-size="8pt" style:font-size-asian="8pt" style:font-size-complex="8pt"/>
    </style:style>
    <style:style style:name="P3" style:family="paragraph">
      <loext:graphic-properties draw:fill="none" draw:fill-color="#ffffff"/>
      <style:paragraph-properties fo:text-align="center"/>
      <style:text-properties style:font-name="IBM Plex Sans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IBM Plex Sans" fo:font-size="8pt" style:font-size-asian="8pt" style:font-size-complex="8pt"/>
    </style:style>
    <style:style style:name="T1" style:family="text">
      <style:text-properties style:font-name="IBM Plex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cm" svg:height="2.14cm" svg:x="2.5cm" svg:y="7.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2cm" svg:height="0.987cm" svg:x="2.1cm" svg:y="6.68cm">
          <draw:text-box>
            <text:p text:style-name="P2"><text:span text:style-name="T1">Information Source</text:span></text:p>
          </draw:text-box>
        </draw:frame>
        <draw:custom-shape draw:style-name="gr1" draw:text-style-name="P1" draw:layer="layout" svg:width="2.22cm" svg:height="2.14cm" svg:x="5.7cm" svg:y="7.36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12cm" svg:height="0.987cm" svg:x="5.3cm" svg:y="6.681cm">
          <draw:text-box>
            <text:p text:style-name="P2"><text:span text:style-name="T1">Transmitter</text:span></text:p>
          </draw:text-box>
        </draw:frame>
        <draw:custom-shape draw:style-name="gr1" draw:text-style-name="P1" draw:layer="layout" svg:width="2.22cm" svg:height="2.14cm" svg:x="12.1cm" svg:y="7.36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12cm" svg:height="0.987cm" svg:x="11.7cm" svg:y="6.681cm">
          <draw:text-box>
            <text:p text:style-name="P2"><text:span text:style-name="T1">Receiver</text:span></text:p>
          </draw:text-box>
        </draw:frame>
        <draw:custom-shape draw:style-name="gr1" draw:text-style-name="P1" draw:layer="layout" svg:width="2.22cm" svg:height="2.14cm" svg:x="15.3cm" svg:y="7.36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12cm" svg:height="0.987cm" svg:x="14.9cm" svg:y="6.681cm">
          <draw:text-box>
            <text:p text:style-name="P2"><text:span text:style-name="T1">Destination</text:span></text:p>
          </draw:text-box>
        </draw:frame>
        <draw:custom-shape draw:style-name="gr1" draw:text-style-name="P1" draw:layer="layout" svg:width="2.22cm" svg:height="2.14cm" svg:x="9cm" svg:y="10.56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12cm" svg:height="0.987cm" svg:x="8.6cm" svg:y="12.681cm">
          <draw:text-box>
            <text:p text:style-name="P2"><text:span text:style-name="T1">Noise Source</text:span></text:p>
          </draw:text-box>
        </draw:frame>
        <draw:line draw:style-name="gr3" draw:text-style-name="P1" draw:layer="layout" svg:x1="4.72cm" svg:y1="8.4cm" svg:x2="5.66cm" svg:y2="8.4cm">
          <text:p/>
        </draw:line>
        <draw:line draw:style-name="gr3" draw:text-style-name="P1" draw:layer="layout" svg:x1="7.92cm" svg:y1="8.4cm" svg:x2="9.6cm" svg:y2="8.4cm">
          <text:p/>
        </draw:line>
        <draw:line draw:style-name="gr3" draw:text-style-name="P1" draw:layer="layout" svg:x1="14.32cm" svg:y1="8.4cm" svg:x2="15.26cm" svg:y2="8.4cm">
          <text:p/>
        </draw:line>
        <draw:custom-shape draw:style-name="gr4" draw:text-style-name="P1" draw:layer="layout" svg:width="0.8cm" svg:height="0.739cm" svg:x="9.6cm" svg:y="8.0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8.4cm" svg:x2="12.1cm" svg:y2="8.4cm">
          <text:p/>
        </draw:line>
        <draw:line draw:style-name="gr3" draw:text-style-name="P1" draw:layer="layout" svg:x1="10cm" svg:y1="10.561cm" svg:x2="10cm" svg:y2="8.8cm">
          <text:p/>
        </draw:line>
        <draw:frame draw:style-name="gr2" draw:text-style-name="P4" draw:layer="layout" svg:width="3.12cm" svg:height="0.987cm" svg:x="3.7cm" svg:y="9.582cm">
          <draw:text-box>
            <text:p text:style-name="P2"><text:span text:style-name="T1">Message</text:span></text:p>
          </draw:text-box>
        </draw:frame>
        <draw:frame draw:style-name="gr2" draw:text-style-name="P4" draw:layer="layout" svg:width="3.12cm" svg:height="0.987cm" svg:x="13.3cm" svg:y="9.583cm">
          <draw:text-box>
            <text:p text:style-name="P2"><text:span text:style-name="T1">Message</text:span></text:p>
          </draw:text-box>
        </draw:frame>
        <draw:frame draw:style-name="gr2" draw:text-style-name="P4" draw:layer="layout" svg:width="3.12cm" svg:height="0.987cm" svg:x="7.2cm" svg:y="8.383cm">
          <draw:text-box>
            <text:p text:style-name="P2"><text:span text:style-name="T1">Signal</text:span></text:p>
          </draw:text-box>
        </draw:frame>
        <draw:frame draw:style-name="gr2" draw:text-style-name="P4" draw:layer="layout" svg:width="3.12cm" svg:height="0.987cm" svg:x="9.7cm" svg:y="8.384cm">
          <draw:text-box>
            <text:p text:style-name="P2"><text:span text:style-name="T1">Received</text:span><text:span text:style-name="T1"><text:line-break/></text:span><text:span text:style-name="T1">Signal</text:span></text:p>
          </draw:text-box>
        </draw:frame>
        <draw:frame draw:style-name="gr2" draw:text-style-name="P4" draw:layer="layout" svg:width="3.12cm" svg:height="0.987cm" svg:x="8.4cm" svg:y="7.384cm">
          <draw:text-box>
            <text:p text:style-name="P2"><text:span text:style-name="T1">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6T15:07:34.950311980</meta:creation-date>
    <dc:date>2021-11-06T15:47:23.424961376</dc:date>
    <meta:editing-duration>PT19M11S</meta:editing-duration>
    <meta:editing-cycles>2</meta:editing-cycles>
    <meta:generator>LibreOffice/6.1.0.3$MacOSX_X86_64 LibreOffice_project/efb621ed25068d70781dc026f7e9c5187a4decd1</meta:generator>
    <meta:document-statistic meta:object-count="21"/>
  </office:meta>
</office:document-meta>
</file>